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entury Gothic" svg:font-family="'Century Gothic', Arial, Helvetica,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rial1" fo:font-size="12pt" style:font-size-asian="12pt" style:font-size-complex="12pt"/>
    </style:style>
    <style:style style:name="P2" style:family="paragraph" style:parent-style-name="Standard">
      <style:paragraph-properties fo:line-height="200%"/>
      <style:text-properties style:font-name="Arial1" fo:font-size="12pt" style:font-size-asian="12pt" style:font-size-complex="12pt"/>
    </style:style>
    <style:style style:name="P3" style:family="paragraph" style:parent-style-name="Standard" style:list-style-name="L1">
      <style:paragraph-properties fo:line-height="200%"/>
      <style:text-properties style:font-name="Arial1" fo:font-size="12pt" style:font-size-asian="12pt" style:font-size-complex="12pt"/>
    </style:style>
    <style:style style:name="P4" style:family="paragraph" style:parent-style-name="Standard" style:list-style-name="L1">
      <style:paragraph-properties fo:line-height="200%"/>
    </style:style>
    <style:style style:name="P5" style:family="paragraph" style:parent-style-name="Standard" style:list-style-name="L1">
      <style:paragraph-properties fo:margin-top="0.201cm" fo:margin-bottom="0.201cm" style:contextual-spacing="false" fo:line-height="200%"/>
      <style:text-properties style:font-name="Arial1" fo:font-size="12pt" style:font-size-asian="12pt" style:font-size-complex="12pt"/>
    </style:style>
    <style:style style:name="T1" style:family="text">
      <style:text-properties fo:font-style="normal" fo:font-weight="normal"/>
    </style:style>
    <style:style style:name="T2" style:family="text">
      <style:text-properties style:font-name="Century Gothic" fo:font-size="10.5pt" fo:font-style="normal" fo:font-weight="normal"/>
    </style:style>
    <style:style style:name="T3" style:family="text">
      <style:text-properties fo:font-size="10.5pt" fo:font-style="normal" fo:font-weight="normal"/>
    </style:style>
    <style:style style:name="T4" style:family="text">
      <style:text-properties style:font-name="Arial1" fo:font-size="12pt" style:font-size-asian="12pt" style:font-size-complex="12pt"/>
    </style:style>
    <style:style style:name="T5" style:family="text">
      <style:text-properties style:font-name="Arial1" fo:font-size="12pt" fo:font-style="normal" fo:font-weight="normal"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empresa de Rádio Táxi Mar &amp; Sol precisa de uma aplicação que controle:</text:p>
      <text:p text:style-name="P2"/>
      <text:list xml:id="list103700453" text:style-name="L1">
        <text:list-item>
          <text:list>
            <text:list-item>
              <text:list>
                <text:list-item>
                  <text:p text:style-name="P4"><text:span text:style-name="T4"> </text:span><text:span text:style-name="T5">o cadastro de seus clientes</text:span></text:p>
                </text:list-item>
                <text:list-item>
                  <text:p text:style-name="P5">o cadastro dos cooperados</text:p>
                </text:list-item>
                <text:list-item>
                  <text:p text:style-name="P3"> <text:span text:style-name="T1">o cadastro das corridas programadas</text:span></text:p>
                  <text:p text:style-name="P3"><text:span text:style-name="T1"/></text:p>
                </text:list-item>
              </text:list>
            </text:list-item>
          </text:list>
        </text:list-item>
      </text:list>
      <text:p text:style-name="P2">Para cada cliente são cadastrados os seguintes dados: código (que deve ser gerado pelo sistema), nome, endereço completo (logradouro, número, complemento, bairro, município, estado) e dois telefones de contato. O cliente pode se cadastrar apenas com o nome para agilizar o processo. Quando fizer sua primeira chamada por telefone, seus dados serão atualizados. Para o cooperado (taxista) cadastram-se: nome, CPF, número da carteira de motorista, categoria, data de validade da carteira, número do táxi na cooperativa (conhecido como número de VR), número da placa, modelo do veiculo, fabricante, cor do veículo, endereço residencial completo, telefone residencial e celular e data de entrada na Cooperativa. Quando o cooperado se desliga, deve ser cadastrada a data de desligamento.</text:p>
      <text:p text:style-name="P2"/>
      <text:p text:style-name="P2">Quando o cliente solicitar uma corrida programada (pedidos com antecedência maior do que meia hora), cadastra-se no controle de corridas: o endereço de saída do carro, o bairro de destino, a data e hora de saída, telefone de contato (se local de saida diferente do cadastro). Se o cliente não for cadastrado, seu cadastro deve ser feito no momento da solicitação do carro. O status dessa corrida deve ser definido como: "aguardando VR". Uma hora antes da corrida programada, a operadora questiona, pelo rádio, aos cooperados que estejam em trânsito, qual deseja pegar a corrida programada. Deve ser cadastrado na aplicação o número da VR do taxista que se candidatou à corrida. Meia hora antes do horário, o cliente deve ser avisado a respeito do número da VR. Antes de <text:soft-page-break/>avisar ao cliente, o status deve ser assinalado como: "aguardando aviso". Após o aviso, o status muda para "aviso efetuado". Após ser atendido, o status deve ser alterado para: "tripulado". Em qualquer momento a corrida pode ser cancelada pelo passageiro. Se for uma solicitação de carro imediato, a operadora deve retomar ã tela, informando o status dentre as opções: "aguardando aviso", "aviso efetuado", "cancelado pelo passageiro" ou "cancelado pela cooperativa por falta de carro". Se um logradouro não estiver na lista, a solicitação não será atendida. Quando o cliente for atendido, o status deve ser alterado para: "tripulado".</text:p>
      <text:p text:style-name="P2">Baseado neste texto, faça:</text:p>
      <text:p text:style-name="P2">a)       A construção do diagrama de caso de uso</text:p>
      <text:p text:style-name="P2">b)      A construção das possíveis interfaces que permitem a execução de cada caso de uso indicado no ítem 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entury Gothic" svg:font-family="'Century Gothic', Arial, Helvetica,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4T17:22:32.644000000</meta:creation-date>
    <dc:date>2020-09-24T17:35:21.011000000</dc:date>
    <meta:editing-duration>PT2M38S</meta:editing-duration>
    <meta:editing-cycles>1</meta:editing-cycles>
    <meta:document-statistic meta:table-count="0" meta:image-count="0" meta:object-count="0" meta:page-count="2" meta:paragraph-count="10" meta:word-count="408" meta:character-count="2535" meta:non-whitespace-character-count="2127"/>
    <meta:generator>LibreOffice/7.0.1.2$Windows_X86_64 LibreOffice_project/7cbcfc562f6eb6708b5ff7d7397325de9e764452</meta:generator>
  </office:meta>
</office:document-meta>
</file>